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3a572" officeooo:paragraph-rsid="0033a572"/>
    </style:style>
    <style:style style:name="P6" style:family="paragraph" style:parent-style-name="Text_20_body">
      <style:text-properties officeooo:rsid="0035632d" officeooo:paragraph-rsid="0035632d"/>
    </style:style>
    <style:style style:name="P7" style:family="paragraph" style:parent-style-name="Text_20_body">
      <style:text-properties officeooo:rsid="00321728" officeooo:paragraph-rsid="0035632d"/>
    </style:style>
    <style:style style:name="P8" style:family="paragraph" style:parent-style-name="Text_20_body">
      <style:text-properties officeooo:rsid="0036e1f0" officeooo:paragraph-rsid="0036e1f0"/>
    </style:style>
    <style:style style:name="P9" style:family="paragraph" style:parent-style-name="Text_20_body">
      <style:text-properties officeooo:rsid="00383fe4" officeooo:paragraph-rsid="00383fe4"/>
    </style:style>
    <style:style style:name="P10" style:family="paragraph" style:parent-style-name="Text_20_body">
      <style:text-properties officeooo:rsid="0038dbce" officeooo:paragraph-rsid="0038dbce"/>
    </style:style>
    <style:style style:name="P11" style:family="paragraph" style:parent-style-name="Heading_20_3">
      <style:text-properties officeooo:rsid="0031e18e" officeooo:paragraph-rsid="0031e18e"/>
    </style:style>
    <style:style style:name="P12" style:family="paragraph" style:parent-style-name="Heading_20_3">
      <style:text-properties officeooo:rsid="0031e18e" officeooo:paragraph-rsid="0035632d"/>
    </style:style>
    <style:style style:name="P13" style:family="paragraph" style:parent-style-name="Heading_20_3">
      <style:text-properties officeooo:rsid="0014819d" officeooo:paragraph-rsid="0031fd9c"/>
    </style:style>
    <style:style style:name="P14" style:family="paragraph" style:parent-style-name="Heading_20_3">
      <style:text-properties officeooo:rsid="0018c620" officeooo:paragraph-rsid="003314fc"/>
    </style:style>
    <style:style style:name="P15" style:family="paragraph" style:parent-style-name="Heading_20_3">
      <style:text-properties officeooo:rsid="0030a62f" officeooo:paragraph-rsid="0033a572"/>
    </style:style>
    <style:style style:name="P16" style:family="paragraph" style:parent-style-name="Heading_20_3">
      <style:text-properties officeooo:rsid="0034f49a" officeooo:paragraph-rsid="0034f49a"/>
    </style:style>
    <style:style style:name="P17" style:family="paragraph" style:parent-style-name="Heading_20_3">
      <style:text-properties officeooo:rsid="0035632d" officeooo:paragraph-rsid="0035632d"/>
    </style:style>
    <style:style style:name="P18" style:family="paragraph" style:parent-style-name="Heading_20_3">
      <style:text-properties officeooo:rsid="0036e1f0" officeooo:paragraph-rsid="0036e1f0"/>
    </style:style>
    <style:style style:name="P19" style:family="paragraph" style:parent-style-name="Heading_20_1">
      <style:text-properties officeooo:rsid="0030a62f" officeooo:paragraph-rsid="0030a62f"/>
    </style:style>
    <style:style style:name="P20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21" style:family="paragraph" style:parent-style-name="Heading_20_2">
      <style:text-properties officeooo:rsid="0030a62f" officeooo:paragraph-rsid="0030a62f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6e1f0"/>
    </style:style>
    <style:style style:name="T7" style:family="text">
      <style:text-properties officeooo:rsid="00383fe4"/>
    </style:style>
    <style:style style:name="T8" style:family="text">
      <style:text-properties officeooo:rsid="0038dbce"/>
    </style:style>
    <style:style style:name="T9" style:family="text">
      <style:text-properties officeooo:rsid="0039bd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19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19" text:outline-level="1">Aktörer</text:h>
      <text:h text:style-name="P20" text:outline-level="2">Primära aktörer</text:h>
      <text:h text:style-name="P12" text:outline-level="3">Klubbmedlem</text:h>
      <text:p text:style-name="P7"><text:span text:style-name="T4">Skall kunna tillgå samt uppdatera information om sig själv samt båtar och båtplatser.</text:span></text:p>
      <text:h text:style-name="P11" text:outline-level="3">Sekreterare</text:h>
      <text:p text:style-name="P3"><text:span text:style-name="T4">S</text:span>kall ha tillgång till översikt av varje medlems båtplats, båt samt möjlighet till ändring av detta.</text:p>
      <text:h text:style-name="P11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21" text:outline-level="2">Stödjande aktörer</text:h>
      <text:h text:style-name="P13" text:outline-level="3">Svenskt Båtregister</text:h>
      <text:p text:style-name="P3"><text:span text:style-name="T1">E</text:span>xtern databas för tillgång av information kring varje medlems båt.</text:p>
      <text:h text:style-name="P21" text:outline-level="2">Offstage aktörer</text:h>
      <text:h text:style-name="P14" text:outline-level="3">Försäkringsbolag</text:h>
      <text:p text:style-name="P4"><text:span text:style-name="T2">G</text:span>enom tillgång till båtklubbens medlems- och båtregister kan vid olycka uppgifter snabbt verifieras.</text:p>
      <text:h text:style-name="P14" text:outline-level="3">Räddningstjänst</text:h>
      <text:p text:style-name="P4"><text:span text:style-name="T2">K</text:span>an genom tillgång till medlems- och båtregister vid olycka snabbare kontakta berörda personer.</text:p>
      <text:h text:style-name="P19" text:outline-level="1">Funktionella krav</text:h>
      <text:h text:style-name="P15" text:outline-level="3">F1 Inloggning</text:h>
      <text:p text:style-name="P5">För tillgång till systemet för bland annat informationsinhämtning och redigering måste användaren <text:span text:style-name="T5">(medlem, sekreterare eller kassör) </text:span>logga in.</text:p>
      <text:h text:style-name="P21" text:outline-level="2"><text:soft-page-break/>Användningsfall</text:h>
      <text:h text:style-name="P16" text:outline-level="3"><text:span text:style-name="T5">1. K</text:span>lubbmedlem</text:h>
      <text:p text:style-name="P6">AF1.1 <text:span text:style-name="T8">Hantera kontaktuppgifter</text:span></text:p>
      <text:p text:style-name="P9">AF1.<text:span text:style-name="T8">2</text:span> Betala medlemsavgift <text:span text:style-name="T8">samt båtavgift</text:span></text:p>
      <text:p text:style-name="P9">AF1.<text:span text:style-name="T8">3</text:span> Boka/ansöka om båtplats/ny båtplats</text:p>
      <text:p text:style-name="P9">AF1.<text:span text:style-name="T8">4</text:span> <text:span text:style-name="T8">Hantera</text:span> båtinformation</text:p>
      <text:h text:style-name="P17" text:outline-level="3">2. Sekreterare</text:h>
      <text:p text:style-name="P8"><text:span text:style-name="T5">A</text:span>F2.1</text:p>
      <text:h text:style-name="P18" text:outline-level="3">3. Kassör</text:h>
      <text:p text:style-name="P8">AF3.1 <text:span text:style-name="T8">Kontrollera betalningsstatus för klubbmedlem</text:span></text:p>
      <text:p text:style-name="P10">AF3.2 Skicka ut påminnelse om betalning till klubbmedlem</text:p>
      <text:p text:style-name="P10">AF3.3 Massutskick av <text:span text:style-name="T9">E-post</text:span> till alla medlemmar</text:p>
      <text:h text:style-name="P19" text:outline-level="1">Ickefunktionella krav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1:17:18.752000000</dc:date>
    <meta:editing-duration>P1DT7H25M13S</meta:editing-duration>
    <meta:editing-cycles>47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6" meta:word-count="194" meta:character-count="1454" meta:non-whitespace-character-count="1296"/>
  </office:meta>
</office:document-meta>
</file>